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Fri Sep 27 12:24:04 2013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Fri Sep 27 12:24:04 2013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g id="g3585">
            <draw:g id="g3863">
              <draw:path id="path3482" draw:style-name="style0" draw:layer="layout" svg:x="1.440cm" svg:y="3.196cm" svg:width="0.536cm" svg:height="0.264cm" svg:viewBox="0.0 0.0 536.723 264.810" svg:d="M 3183.666 6426.668 C 3095.222 6444.062 2987.976 6452.741 2912.885 6507.391 C 2896.171 6527.427 2894.277 6538.808 2895.464 6563.482 C 2902.072 6584.775 2925.596 6595.023 2931.066 6616.920 C 3007.711 6624.083 3076.470 6659.417 3156.511 6633.627 C 3240.580 6634.702 3325.553 6623.806 3395.161 6573.146 C 3411.244 6525.504 3393.981 6460.907 3390.238 6408.106 C 3312.706 6432.488 3261.695 6447.099 3183.666 6426.668 L 3183.666 6426.668 Z">
                <!-- 9 nodes -->
              </draw:path>
              <draw:path id="path3484" draw:style-name="style1" draw:layer="layout" svg:x="1.457cm" svg:y="3.332cm" svg:width="0.505cm" svg:height="0.081cm" svg:viewBox="0.0 0.0 505.272 81.986" svg:d="M 2929.832 6715.828 C 3020.381 6700.327 3113.543 6741.227 3207.825 6728.593 C 3295.376 6725.695 3340.808 6683.236 3405.104 6679.068 L 2929.832 6715.828 ">
                <!-- 4 nodes -->
              </draw:path>
              <draw:path id="path3486" draw:style-name="style0" draw:layer="layout" svg:x="1.743cm" svg:y="3.235cm" svg:width="0.538cm" svg:height="0.283cm" svg:viewBox="0.0 0.0 538.079 283.542" svg:d="M 3780.782 6491.453 C 3710.308 6529.134 3585.674 6519.252 3516.064 6578.059 C 3504.175 6603.112 3504.657 6632.075 3501.295 6659.347 C 3505.309 6695.404 3521.208 6691.686 3547.685 6714.119 C 3619.164 6741.789 3704.174 6746.723 3776.990 6733.246 C 3840.895 6731.003 3916.252 6716.342 3960.763 6667.582 C 4029.547 6603.210 4007.406 6576.560 4000.232 6486.903 C 3917.364 6493.187 3863.870 6491.453 3780.782 6491.453 L 3780.782 6491.453 Z">
                <!-- 9 nodes -->
              </draw:path>
              <draw:path id="path3488" draw:style-name="style2" draw:layer="layout" svg:x="1.339cm" svg:y="2.048cm" svg:width="0.363cm" svg:height="0.814cm" svg:viewBox="0.0 0.0 363.919 814.268" svg:d="M 2869.667 4159.168 C 2848.460 4192.262 2873.087 4263.438 2875.030 4301.176 C 2866.890 4378.913 2907.935 4474.963 2883.867 4550.111 C 2866.289 4656.904 2812.080 4633.181 2773.263 4659.977 C 2731.053 4661.849 2704.086 4655.108 2693.464 4691.074 C 2718.137 4715.998 2759.030 4701.840 2793.081 4699.383 C 2803.205 4737.300 2727.298 4790.467 2723.720 4835.510 C 2750.710 4857.198 2814.649 4796.711 2817.712 4751.904 C 2823.598 4795.011 2799.534 4865.147 2803.787 4894.732 C 2834.620 4914.491 2871.699 4794.169 2872.873 4745.480 C 2871.751 4798.528 2852.822 4868.556 2915.184 4866.863 C 2931.730 4861.568 2925.284 4793.445 2930.977 4744.394 C 2947.799 4667.080 3001.576 4576.979 3009.176 4497.601 C 3000.755 4381.076 3056.622 4236.352 3005.695 4128.338 C 2930.783 4090.739 2925.314 4128.581 2869.667 4159.168 L 2869.667 4159.168 Z">
                <!-- 16 nodes -->
              </draw:path>
              <draw:path id="path3490" draw:style-name="style3" draw:layer="layout" svg:x="1.460cm" svg:y="1.679cm" svg:width="0.378cm" svg:height="0.488cm" svg:viewBox="0.0 0.0 378.072 488.287" svg:d="M 3156.602 3374.601 C 3081.438 3452.508 3037.010 3522.297 3004.687 3624.048 C 2964.328 3695.849 2945.484 3733.512 2936.531 3817.006 C 3047.010 3837.867 3126.986 3817.826 3236.545 3832.888 C 3286.691 3699.652 3281.870 3596.588 3284.603 3456.226 L 3156.602 3374.601 ">
                <!-- 6 nodes -->
              </draw:path>
              <draw:path id="path3492" draw:style-name="style4" draw:layer="layout" svg:x="1.999cm" svg:y="2.545cm" svg:width="0.277cm" svg:height="0.770cm" svg:viewBox="0.0 0.0 277.688 770.011" svg:d="M 4014.162 5154.766 C 4017.248 5221.319 4025.138 5281.841 4025.598 5348.028 C 4040.043 5418.963 4029.093 5489.530 4024.102 5559.696 C 4038.447 5621.251 4009.690 5768.877 4051.788 5812.126 C 4125.032 5867.523 4210.882 5854.327 4251.548 5784.102 C 4244.579 5756.204 4263.140 5702.446 4250.882 5673.823 C 4215.065 5597.486 4232.028 5510.397 4243.919 5429.971 C 4245.527 5324.322 4265.292 5222.179 4261.325 5116.446 C 4200.965 5094.127 4052.262 5110.284 4014.162 5154.766 L 4014.162 5154.766 Z">
                <!-- 10 nodes -->
              </draw:path>
              <draw:path id="path3494" draw:style-name="style4" draw:layer="layout" svg:x="1.703cm" svg:y="2.540cm" svg:width="0.263cm" svg:height="0.754cm" svg:viewBox="0.0 0.0 263.730 754.190" svg:d="M 3429.671 5141.223 C 3425.629 5162.934 3418.154 5219.308 3425.524 5256.182 C 3451.799 5334.077 3463.390 5420.103 3443.922 5499.358 C 3444.366 5577.103 3401.070 5730.834 3456.691 5787.977 C 3535.939 5819.386 3583.789 5847.358 3651.148 5778.514 C 3616.461 5671.170 3621.687 5533.530 3638.216 5421.731 C 3639.020 5315.816 3659.616 5214.672 3655.622 5108.206 C 3595.262 5085.887 3467.772 5096.742 3429.671 5141.223 L 3429.671 5141.223 Z">
                <!-- 9 nodes -->
              </draw:path>
              <draw:path id="path3496" draw:style-name="style3" draw:layer="layout" svg:x="1.508cm" svg:y="1.556cm" svg:width="0.921cm" svg:height="1.152cm" svg:viewBox="0.0 0.0 921.489 1152.914" svg:d="M 3896.213 4208.845 C 3818.093 4112.384 3883.152 4012.912 3893.116 3902.441 C 3858.914 3764.294 3947.750 3616.858 3918.432 3478.757 C 3905.460 3392.202 3876.757 3314.270 3833.297 3238.798 C 3783.606 3171.548 3717.242 3133.285 3632.890 3128.971 C 3524.669 3144.833 3415.426 3130.217 3307.964 3153.603 C 3228.668 3188.130 3174.018 3245.321 3165.193 3330.960 C 3206.732 3403.225 3113.684 3555.469 3033.231 3630.228 C 3028.740 3681.908 3084.994 3742.068 3136.538 3746.167 C 3166.702 3808.931 3153.590 3838.316 3163.769 3910.897 C 3188.680 4055.631 3130.360 4107.538 3146.385 4251.886 C 3271.203 4180.380 3361.726 4258.168 3503.447 4242.292 C 3622.312 4199.769 3822.469 4299.040 3896.213 4208.845 L 3896.213 4208.845 Z">
                <!-- 14 nodes -->
              </draw:path>
              <draw:path id="path3498" draw:style-name="style2" draw:layer="layout" svg:x="2.225cm" svg:y="2.034cm" svg:width="0.350cm" svg:height="0.889cm" svg:viewBox="0.0 0.0 350.268 889.552" svg:d="M 4668.912 4431.395 C 4658.062 4520.407 4620.828 4603.032 4603.563 4702.584 C 4558.206 4774.767 4485.573 4695.157 4466.715 4730.186 C 4475.770 4769.533 4517.516 4783.354 4554.013 4793.158 C 4537.833 4841.269 4514.859 4869.810 4525.895 4942.686 C 4559.609 4925.376 4590.328 4852.708 4599.537 4818.363 C 4603.354 4858.399 4595.841 4952.933 4637.292 4939.203 C 4638.183 4923.065 4657.889 4866.151 4660.054 4825.586 C 4689.256 4870.740 4679.305 4966.749 4717.890 4888.547 C 4721.769 4853.483 4721.741 4806.606 4703.435 4778.957 C 4698.671 4743.615 4686.950 4730.945 4692.984 4695.340 C 4737.363 4620.258 4774.309 4512.286 4786.983 4427.112 C 4749.571 4319.415 4718.602 4202.905 4686.560 4113.055 C 4428.799 4068.198 4576.269 4070.331 4540.895 4143.086 C 4550.221 4224.666 4599.681 4375.132 4668.912 4431.395 L 4668.912 4431.395 Z">
                <!-- 16 nodes -->
              </draw:path>
              <draw:path id="path3500" draw:style-name="style3" draw:layer="layout" svg:x="2.157cm" svg:y="1.716cm" svg:width="0.403cm" svg:height="0.469cm" svg:viewBox="0.0 0.0 403.937 469.220" svg:d="M 4330.046 3523.702 C 4333.629 3594.511 4357.070 3657.562 4379.979 3723.816 C 4398.484 3791.674 4400.112 3817.735 4400.845 3887.606 C 4517.936 3875.164 4587.016 3842.815 4703.983 3805.950 C 4680.518 3694.806 4604.906 3600.057 4549.491 3502.561 C 4508.357 3444.980 4450.557 3438.405 4380.230 3459.141 L 4330.046 3523.702 ">
                <!-- 7 nodes -->
              </draw:path>
              <draw:path id="path3508" draw:style-name="style2" draw:layer="layout" svg:x="1.764cm" svg:y="1.394cm" svg:width="0.403cm" svg:height="0.353cm" svg:viewBox="0.0 0.0 403.330 353.720" svg:d="M 3544.595 3049.098 C 3593.017 3176.863 3832.895 3134.746 3917.926 3013.169 C 3815.201 2964.767 3835.957 2845.342 3761.776 2809.145 C 3698.648 2801.932 3701.018 2798.284 3640.913 2815.800 C 3601.159 2854.661 3625.635 3012.056 3544.595 3049.098 L 3544.595 3049.098 Z">
                <!-- 6 nodes -->
              </draw:path>
              <draw:path id="path3502" draw:style-name="style2" draw:layer="layout" svg:x="1.503cm" svg:y="0.343cm" svg:width="0.937cm" svg:height="1.259cm" svg:viewBox="0.0 0.0 937.008 1259.350" svg:d="M 3471.807 707.809 C 3168.043 706.029 3026.665 890.587 3022.611 1151.335 C 3022.611 1205.881 3076.986 1334.446 3090.499 1388.513 C 3084.209 1494.972 3049.884 1570.114 3081.298 1674.031 C 3117.830 1821.047 3216.557 1899.303 3358.765 1931.006 C 3485.005 1928.526 3575.115 1869.733 3669.725 1781.469 C 3805.191 1670.597 3877.796 1498.847 3927.630 1334.826 C 3945.343 1178.152 3840.180 1026.034 3795.696 879.900 C 3733.747 719.987 3623.281 685.427 3471.807 707.809 L 3471.807 707.809 Z">
                <!-- 10 nodes -->
              </draw:path>
              <draw:path id="path3512" draw:style-name="style5" draw:layer="layout" svg:x="1.775cm" svg:y="0.816cm" svg:width="0.167cm" svg:height="0.185cm" svg:viewBox="0.0 0.0 167.606 185.519" svg:d="M 3579.497 1696.548 C 3545.997 1769.096 3571.918 1811.633 3643.657 1801.148 C 3665.695 1810.719 3711.609 1757.687 3701.070 1722.514 C 3708.957 1628.054 3625.953 1626.004 3579.497 1696.548 L 3579.497 1696.548 Z">
                <!-- 5 nodes -->
              </draw:path>
              <draw:path id="path3514" draw:style-name="style5" draw:layer="layout" svg:x="1.522cm" svg:y="0.831cm" svg:width="0.155cm" svg:height="0.192cm" svg:viewBox="0.0 0.0 155.611 192.819" svg:d="M 3135.737 1677.413 C 3078.012 1690.202 3050.921 1733.697 3062.162 1798.388 C 3128.805 1919.796 3255.543 1745.115 3135.737 1677.413 L 3135.737 1677.413 Z">
                <!-- 4 nodes -->
              </draw:path>
              <draw:path id="path3516" draw:style-name="style2" draw:layer="layout" svg:x="1.583cm" svg:y="0.971cm" svg:width="0.144cm" svg:height="0.192cm" svg:viewBox="0.0 0.0 144.399 192.470" svg:d="M 3276.617 1958.762 C 3264.538 2028.845 3219.214 2031.470 3182.851 2066.860 C 3206.916 2117.953 3286.630 2132.673 3297.250 2112.555 L 3276.617 1958.762 ">
                <!-- 4 nodes -->
              </draw:path>
              <draw:path id="path3524" draw:style-name="style6" draw:layer="layout" svg:x="1.785cm" svg:y="0.864cm" svg:width="0.106cm" svg:height="0.104cm" svg:viewBox="0.0 0.0 106.502 104.243" svg:d="M 3628.775 1754.009 C 3638.255 1745.380 3582.742 1729.278 3585.856 1778.204 C 3588.271 1816.126 3634.732 1825.155 3650.235 1814.497 C 3681.372 1793.089 3643.794 1746.443 3628.775 1754.009 L 3628.775 1754.009 Z">
                <!-- 5 nodes -->
              </draw:path>
              <draw:path id="path3526" draw:style-name="style6" draw:layer="layout" svg:x="1.524cm" svg:y="0.878cm" svg:width="0.107cm" svg:height="0.108cm" svg:viewBox="0.0 0.0 107.319 108.817" svg:d="M 3104.396 1780.737 C 3115.612 1757.783 3051.001 1776.197 3067.608 1829.127 C 3079.070 1865.656 3119.717 1843.183 3122.790 1841.224 C 3164.000 1814.964 3130.675 1748.020 3104.396 1780.737 L 3104.396 1780.737 Z">
                <!-- 5 nodes -->
              </draw:path>
              <draw:path id="path3536" draw:style-name="style1" draw:layer="layout" svg:x="1.760cm" svg:y="3.318cm" svg:width="0.515cm" svg:height="0.151cm" svg:viewBox="0.0 0.0 515.498 151.166" svg:d="M 3535.377 6742.562 C 3622.498 6761.258 3722.345 6789.491 3789.895 6762.742 C 3871.091 6751.987 3946.163 6732.486 4020.875 6652.551 L 3535.377 6742.562 ">
                <!-- 4 nodes -->
              </draw:path>
              <draw:path id="path3567" draw:style-name="style7" draw:layer="layout" svg:x="1.433cm" svg:y="0.209cm" svg:width="1.111cm" svg:height="1.161cm" svg:viewBox="0.0 0.0 1111.324 1161.212" svg:d="M 3087.690 977.948 C 3217.994 966.414 3409.036 961.503 3524.036 959.387 C 3529.620 937.050 3545.176 906.647 3550.552 885.141 C 3534.627 996.308 3570.109 1102.427 3592.979 1208.642 C 3615.116 1316.621 3565.532 1415.191 3515.327 1541.385 C 3603.861 1580.251 3831.695 1570.563 3963.332 1529.947 C 3871.465 1367.683 3909.195 1247.769 3927.087 1139.699 C 3969.219 834.342 3883.488 670.762 3646.012 476.787 C 3515.200 437.466 3415.933 421.381 3282.735 447.618 C 3071.915 482.784 2973.247 566.999 2908.853 763.165 C 2877.055 850.703 2882.336 939.342 2882.336 1028.330 C 2958.483 994.654 3007.034 1004.080 3087.690 977.948 L 3087.690 977.948 Z">
                <!-- 13 nodes -->
              </draw:path>
              <draw:path id="path3571" draw:style-name="style8" draw:layer="layout" svg:x="1.627cm" svg:y="1.319cm" svg:width="0.294cm" svg:height="0.172cm" svg:viewBox="0.0 0.0 294.066 172.838" svg:d="M 3269.910 2653.358 C 3335.643 2670.039 3359.066 2690.707 3396.589 2694.278 C 3442.901 2703.257 3477.142 2700.805 3533.976 2704.556 C 3433.012 2886.927 3312.124 2758.174 3269.910 2653.358 L 3269.910 2653.358 Z">
                <!-- 5 nodes -->
              </draw:path>
              <draw:path id="path3201" draw:style-name="style9" draw:layer="layout" svg:x="1.580cm" svg:y="2.017cm" svg:width="0.300cm" svg:height="0.216cm" svg:viewBox="0.0 0.0 300.321 216.882" svg:d="M 3393.391 4236.818 C 3324.308 4230.866 3106.281 4155.552 3197.844 4061.846 C 3270.393 4017.757 3438.969 4108.081 3445.519 4143.499 C 3452.068 4178.916 3396.696 4238.588 3393.391 4236.818 L 3393.391 4236.818 Z">
                <!-- 5 nodes -->
              </draw:path>
              <draw:path id="path3573" draw:style-name="style10" draw:layer="layout" svg:x="1.610cm" svg:y="2.106cm" svg:width="0.168cm" svg:height="0.102cm" svg:viewBox="0.0 0.0 168.749 102.063" svg:d="M 3236.387 4295.306 C 3369.935 4321.074 3374.979 4229.385 3375.137 4227.807 L 3236.387 4295.306 ">
                <!-- 3 nodes -->
              </draw:path>
              <draw:path id="path3193" draw:style-name="style9" draw:layer="layout" svg:x="1.812cm" svg:y="1.884cm" svg:width="0.194cm" svg:height="0.304cm" svg:viewBox="0.0 0.0 194.011 304.724" svg:d="M 3640.563 4019.910 C 3635.500 3950.757 3675.336 3723.554 3782.360 3799.123 C 3837.381 3863.773 3774.893 4044.527 3740.960 4056.602 C 3707.027 4068.678 3639.338 4023.455 3640.563 4019.910 L 3640.563 4019.910 Z">
                <!-- 5 nodes -->
              </draw:path>
              <draw:path id="path3195" draw:style-name="style9" draw:layer="layout" svg:x="1.890cm" svg:y="2.034cm" svg:width="0.290cm" svg:height="0.229cm" svg:viewBox="0.0 0.0 290.270 229.558" svg:d="M 3796.120 4181.828 C 3844.951 4132.600 4042.466 4013.453 4055.748 4143.793 C 4043.118 4227.742 3865.761 4299.304 3834.371 4281.641 C 3802.982 4263.978 3792.642 4183.231 3796.120 4181.828 L 3796.120 4181.828 Z">
                <!-- 5 nodes -->
              </draw:path>
              <draw:path id="path3197" draw:style-name="style9" draw:layer="layout" svg:x="1.850cm" svg:y="2.214cm" svg:width="0.271cm" svg:height="0.265cm" svg:viewBox="0.0 0.0 271.364 265.821" svg:d="M 3798.670 4444.136 C 3860.708 4475.105 4035.689 4625.404 3916.056 4678.814 C 3832.372 4693.094 3708.894 4547.047 3715.845 4511.706 C 3722.796 4476.366 3796.249 4441.272 3798.670 4444.136 L 3798.670 4444.136 Z">
                <!-- 5 nodes -->
              </draw:path>
              <draw:path id="path3199" draw:style-name="style9" draw:layer="layout" svg:x="1.650cm" svg:y="2.168cm" svg:width="0.254cm" svg:height="0.281cm" svg:viewBox="0.0 0.0 254.015 281.927" svg:d="M 3539.476 4426.477 C 3515.094 4491.388 3383.715 4680.986 3318.208 4567.525 C 3295.343 4485.767 3427.824 4347.835 3463.695 4351.091 C 3499.565 4354.346 3542.073 4423.772 3539.476 4426.477 L 3539.476 4426.477 Z">
                <!-- 5 nodes -->
              </draw:path>
              <draw:path id="path3191" draw:style-name="style11" draw:layer="layout" svg:x="1.776cm" svg:y="2.080cm" svg:width="0.196cm" svg:height="0.241cm" svg:viewBox="0.0 0.0 196.493 241.788" svg:d="M 3653.135 4185.897 C 3653.135 4185.897 3618.950 4152.147 3578.732 4206.522 C 3538.515 4260.897 3610.906 4409.022 3675.254 4384.647 C 3739.602 4360.272 3773.787 4197.147 3653.135 4185.897 L 3653.135 4185.897 Z">
                <!-- 5 nodes -->
              </draw:path>
              <draw:path id="path3575" draw:style-name="style10" draw:layer="layout" svg:x="1.888cm" svg:y="2.175cm" svg:width="0.307cm" svg:height="0.118cm" svg:viewBox="0.0 0.0 307.954 118.534" svg:d="M 3791.387 4390.343 C 3832.255 4467.112 4021.469 4491.418 4069.342 4365.380 L 3791.387 4390.343 ">
                <!-- 3 nodes -->
              </draw:path>
            </draw:g>
            <!-- id="g3863" -->
          </draw:g>
          <!-- id="g3585" -->
        </draw:g>
        <!-- id="layer1" -->
      </draw:page>
    </office:drawing>
    <!-- ######### CONVERSION FROM SVG ENDS ######## -->
  </office:body>
</office:document-content>
<!--
*************************************************************************
  E N D    O F    F I L E
  Have a nice day  - ishmal
*************************************************************************
-->
</file>

<file path=styles.xml><?xml version="1.0" encoding="utf-8"?>
<!--
*************************************************************************
  file:  styles.xml
  Generated by Inkscape: Fri Sep 27 12:24:04 2013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e6e6e6" draw:fill-opacity="100,000%" draw:stroke="solid" svg:stroke-width="0,000pt" svg:stroke-color="#333333" svg:stroke-opacity="100,000%"/>
    </style:style>
    <style:style style:name="style1" style:family="graphic" style:parent-style-name="standard">
      <style:graphic-properties draw:fill="none" draw:stroke="solid" svg:stroke-width="0,000pt" svg:stroke-color="#333333" svg:stroke-opacity="100,000%"/>
    </style:style>
    <style:style style:name="style2" style:family="graphic" style:parent-style-name="standard">
      <style:graphic-properties draw:fill="solid" draw:fill-color="#ffe6d5" draw:fill-opacity="100,000%" draw:stroke="solid" svg:stroke-width="0,000pt" svg:stroke-color="#3f2d10" svg:stroke-opacity="100,000%"/>
    </style:style>
    <style:style style:name="style3" style:family="graphic" style:parent-style-name="standard">
      <style:graphic-properties draw:fill="solid" draw:fill-color="#ffff00" draw:fill-opacity="100,000%" draw:stroke="solid" svg:stroke-width="0,000pt" svg:stroke-color="#42002a" svg:stroke-opacity="100,000%"/>
    </style:style>
    <style:style style:name="style4" style:family="graphic" style:parent-style-name="standard">
      <style:graphic-properties draw:fill="solid" draw:fill-color="#00325c" draw:fill-opacity="100,000%" draw:stroke="solid" svg:stroke-width="0,000pt" svg:stroke-color="#00192e" svg:stroke-opacity="100,000%"/>
    </style:style>
    <style:style style:name="style5" style:family="graphic" style:parent-style-name="standard">
      <style:graphic-properties draw:fill="solid" draw:fill-color="#ffffff" draw:fill-opacity="100,000%" draw:stroke="solid" svg:stroke-width="0,000pt" svg:stroke-color="#333333" svg:stroke-opacity="100,000%"/>
    </style:style>
    <style:style style:name="style6" style:family="graphic" style:parent-style-name="standard">
      <style:graphic-properties draw:fill="solid" draw:fill-color="#0000ff" draw:fill-opacity="100,000%" draw:stroke="solid" svg:stroke-width="0,000pt" svg:stroke-color="#000000" svg:stroke-opacity="100,000%"/>
    </style:style>
    <style:style style:name="style7" style:family="graphic" style:parent-style-name="standard">
      <style:graphic-properties draw:fill="solid" draw:fill-color="#d4aa00" draw:fill-opacity="100,000%" draw:stroke="solid" svg:stroke-width="0,000pt" svg:stroke-color="#000000" svg:stroke-opacity="100,000%"/>
    </style:style>
    <style:style style:name="style8" style:family="graphic" style:parent-style-name="standard">
      <style:graphic-properties draw:fill="solid" draw:fill-color="#ffe7ff" draw:fill-opacity="100,000%" draw:stroke="solid" svg:stroke-width="0,000pt" svg:stroke-color="#000000" svg:stroke-opacity="78,039%"/>
    </style:style>
    <style:style style:name="style9" style:family="graphic" style:parent-style-name="standard">
      <style:graphic-properties draw:fill="solid" draw:fill-color="#ffffff" draw:fill-opacity="100,000%" draw:stroke="solid" svg:stroke-width="0,000pt" svg:stroke-color="#808080" svg:stroke-opacity="100,000%"/>
    </style:style>
    <style:style style:name="style10" style:family="graphic" style:parent-style-name="standard">
      <style:graphic-properties draw:fill="none" draw:stroke="solid" svg:stroke-width="0,000pt" svg:stroke-color="#42002a" svg:stroke-opacity="100,000%"/>
    </style:style>
    <style:style style:name="style11" style:family="graphic" style:parent-style-name="standard">
      <style:graphic-properties draw:fill="solid" draw:fill-color="#ffff00" draw:fill-opacity="100,000%" draw:stroke="solid" svg:stroke-width="0,000pt" svg:stroke-color="#d07f1d" svg:stroke-opacity="100,000%"/>
    </style:style>
  </office:styles>
  <office:automatic-styles>
    <!-- ####### 'Standard' styles ####### --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!--
*************************************************************************
  E N D    O F    F I L E
  Have a nice day  - ishmal
*************************************************************************
-->
</file>

<file path=meta.xml><?xml version="1.0" encoding="utf-8"?>
<!--
*************************************************************************
  file:  meta.xml
  Generated by Inkscape: Fri Sep 27 12:24:04 2013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45</meta:generator>
    <meta:initial-creator>nicubunu</meta:initial-creator>
    <meta:creation-date>2009-03-05T14:21:07</meta:creation-date>
    <dc:creator>nicubunu</dc:creator>
    <dc:date>2009-03-05T14:21:07</dc:date>
    <dc:description>Comic characters: a geeky girl with glassed and a flower on her pink shirt</dc:description>
    <dc:format>image/svg+xml</dc:format>
    <dc:publisher>Open Clip Art Library</dc:publisher>
    <dc:source>http://openclipart.org/detail/21876/comic-characters:-girl-by-nicubunu</dc:source>
    <dc:subject>cartooncartooncharactercharacterclip artclipartcomiccomicfunnyfunnygirlgirlhumanhumanimagemediapeoplepeoplepngpublic domainsvg</dc:subject>
    <meta:editing-cycles>2</meta:editing-cycles>
    <meta:editing-duration>PT56S</meta:editing-duration>
    <meta:user-defined meta:name="Info 1"/>
    <meta:user-defined meta:name="Info 2"/>
    <meta:user-defined meta:name="Info 3"/>
    <meta:user-defined meta:name="Info 4"/>
    <meta:document-statistic meta:object-count="2"/>
  </office:meta>
</office:document-meta>
</file>